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cenzja: „Tengen Toppa Gurren Lagann”</text:p>
      <text:p text:style-name="P2"/>
      <text:p text:style-name="P2"><office:annotation office:name="__Annotation__4_563844447"><dc:creator>Maciej Jarocki</dc:creator><dc:date>2017-11-03T14:53:20</dc:date><text:p><text:span text:style-name="T2">Lead</text:span></text:p></office:annotation>Swego czasu studio Gainax stworzyło anime, które na dobre i na złe odmieniło to medium – Neon Genesis Evangelion. Jednym z negatywnych efektów tego zjawiska był fakt, że popularne „anime o mechach” zaczęto na siłę robić głębokie, symboliczne i pomimo tych zabiegów – kretyńskie. Szczęśliwie, kolejne dzieło Gainaxu w tematyce nawalania się ogromnych mechów okazuje się doskonałym lekarstwem na tę zarazę.<office:annotation-end office:name="__Annotation__4_563844447"/></text:p>
      <text:p text:style-name="P2"/>
      <text:p text:style-name="P2">Tengen Toppa Gurren Lagann (zwykle skracane do „Gurren Lagann” albo po prostu TTGL) to typowa japońska animacja powstała w roku 2007. Nawiązuje ona do wspaniałych i chwalebnych dziejów, w których nie próbowano wciskać na siłę symbolizmu ani bogatych od przemyśleń treści. Zamiast tego dostajemy bardzo męskich bohaterów, bardzo duże mechy, pełne patosu i idiotyzmu przemowy, mnóstwo fan-service’u, wyrzuconą do kosza logikę i zasady fizyki oraz generalnie – masę epickiej rozpierduchy.</text:p>
      <text:p text:style-name="P2"/>
      <text:p text:style-name="P2">Pomimo tego, że historia jest bardzo prosta, to nadal śledzi się ją świetnie. Przez niezliczone lata ludzkość żyła głęboko pod ziemią, ale pewnego dnia w jednej z podziemnych wiosek nasz główny bohater, chłopiec o imieniu Simon, odnajduje w jednym z tuneli głowę mecha, który potem otrzymuje nazwę „Lagann”. Następnie Kamina, jego brat krwi, wraz z nim podejmuje próbę dotarcia na powierzchnię. Wszystko to powoduje dosyć nieoczekiwany zwrot akcji, gdy z powierzchni do wnętrza podziemnej wioski wpada ogromny mech kierowany przez zwierzoludzi i natychmiast ich atakuje. Następnie do poznanej przez nas dwójki dołącza Yoko – dziewczyna z wielką snajperką i ogromnymi walorami, tak typowymi dla anime fan service’u. Cała trójka po sukcesywnej ucieczce dostaje się na powierzchnię w głowie mecha i od tego momentu zaczyna się ich przygoda na powierzchni planety rządzonej bezwzględnie przez zwierzoludzi oraz panującego nad nimi Spiralnego Króla. </text:p>
      <text:p text:style-name="P2"/>
      <text:p text:style-name="P2">Postacie, które pełnią główną rolę w fabule sprawują się naprawdę dobrze, niezależnie od tego, czy mowa o młodym Simonie, absurdalnie odważnym i idiotycznym Kaminie czy jakimś cudem będącą ostoją rozsądku Yoko. Podobnie też kasta postaci pobocznych doskonale wypełnia swoją rolę w fabule. Co jest natomiast warte podkreślenia, to fakt, że postacie przechodzą ogromne zmiany w trakcie całego anime. „Progresja” postaci jest bardzo realna, widać ją nie tylko w Simonie, będącym archetypem „od zera do bohatera” i dopiero dorastającego do swej przyszłej roli, ale też Yoko przechodzi dosyć interesującą ewolucję. Wreszcie, kończąc wątek o postaciach – „główni źli” tego anime są nie tylko świetni jeśli chodzi o bycie dobrymi przeciwnikami dla naszych bohaterów, ale ich motywacje są bardzo logiczne, a walki z nimi ogląda się wybornie. Wreszcie – istotne jest to, że w porównaniu do „duchowego następcy” TTGL w postaci Kill la Kill, w Gurren Lagann ważniejsze postacie są dużo bardziej podatne na śmierć, co czyni to show dużo bardziej angażującym i nieprzewidywalnym.</text:p>
      <text:p text:style-name="P2"/>
      <text:p text:style-name="P2">To, co Tengen Toppa Gurren Lagann robi najlepiej, to właśnie nonsensowne walki przerośniętych mechów, powalające skalą, świetnymi ujęciami, bardzo kinetyczną animacją, eksplozjami, wrzaskami postaci z jakże typowym dla gatunku gardłowym wykrzykiwaniem nazw specjalnych ataków. Warte podkreślenia jest to, że TTGL rozkręca się dosyć powoli, więc pierwsze epizody tylko dają prawie niezauważalną zajawkę tego, co będzie się działo później. To, co się dzieje zaś w ostatnich epizodach… jest naprawdę ciężkie do opisania. Jest to tak bezsensowne, idiotyczne a jednocześnie tak piękne, tak masywne w skali, tak <text:soft-page-break/>męskie, tak łamiące wszelkie prawa fizyki i logiki, że tego nie da się oglądać bez wielkiego banana na twarzy. Nie dziwota – w końcu naczelną zasadą tego uniwersum jest, że można zrobić nawet niemożliwe, byle się chciało to zrobić odpowiednio mocno.</text:p>
      <text:p text:style-name="P2"/>
      <text:p text:style-name="P2">Tej czystej zajebistości płynącej z ekranu towarzyszy również świetna muzyka. Do soundtracku użyto najróżniejszych gatunków. Prawdopodobnie najtrafniej pokazuje tę różnorodność utwór „Libera me from Hell”, który jest połączeniem rapu i opery (naprawdę). Inne dzieła, takie jak opening „Sorairo Days”, „To Hell with Gattai!”, „Nikopol” czy „Thrust Through the Heavens with Your Spirit!” są używane w sposób doskonały i świetnie pomagają oglądającemu wczuć się w akcję wybuchającą na ekranie. Podobnie też, co do zasady jakość animacji, design postaci oraz tła stoją na bardzo wysokim poziomie.</text:p>
      <text:p text:style-name="P2"/>
      <text:p text:style-name="P2">Czy w takim razie Tengen Toppa Gurren Lagann ma jakieś wady? Nie byłbym sobą, gdybym czegoś nie spostrzegł. Epizod 4 (na dwadzieścia siedem głównej serii) ma absolutnie fatalny spadek jakości animacji wynikły z faktu, że jego dyrektorem był inny animator – jest on tak zły, że może naprawdę zniechęcić do dalszego oglądania. Czasami też można spotkać pewne dłużyzny czy epizody, które mimo wielkiej ilości akcji są raczej fillerami. Szczęśliwie nie stanowi to wielkiego problemu. Wreszcie jest oczywiście pytanie jak bardzo bycie „over the top” jest znośne dla oglądających. Dla mnie, jako recenzenta, to była świeżość i w sumie świetne show, ale nie wszyscy muszą być fanami czegoś takiego.</text:p>
      <text:p text:style-name="P2"/>
      <text:p text:style-name="P2">Podsumowując, Tengen Toppa Gurren Lagann jest doskonałą dawką czystej akcji, świetnej przygody oraz kasty barwnych postaci głównych i pobocznych. TTGL ogląda się wspaniale, a kreatywność twórców, którzy podnoszą skalę z epizodu na epizod naprawdę jest godna podziwu. Osobiście anime to bardzo polecam, szczególnie jeśli nie jest się fanem zbyt „głębokich” opowieści, a bardziej pełnych akcji i po prostu czystej epickości. </text:p>
      <text:p text:style-name="P2"/>
      <text:p text:style-name="P2"/>
      <text:p text:style-name="P1"/>
      <text:p text:style-name="P1"/>
      <text:p text:style-name="P1"/>
      <text:p text:style-name="P1">Banner: </text:p>
      <text:p text:style-name="P1"/>
      <text:p text:style-name="P1"><text:a xlink:type="simple" xlink:href="https://myanimelist.cdn-dena.com/s/common/uploaded_files/1448594859-add0fd615ac4f8d2ee407c21659fd16d.jpeg" text:style-name="Internet_20_link" text:visited-style-name="Visited_20_Internet_20_Link"><text:span text:style-name="T1">https://myanimelist.cdn-dena.com/s/common/uploaded_files/1448594859-add0fd615ac4f8d2ee407c21659fd16d.jpeg</text:span></text:a></text:p>
      <text:p text:style-name="P1"/>
      <text:p text:style-name="P1">Inne obrazki:</text:p>
      <text:p text:style-name="P1"/>
      <text:p text:style-name="P1"><text:a xlink:type="simple" xlink:href="https://i.ytimg.com/vi/aNQvLECht08/maxresdefault.jpg" text:style-name="Internet_20_link" text:visited-style-name="Visited_20_Internet_20_Link"><text:span text:style-name="T1">https://i.ytimg.com/vi/aNQvLECht08/maxresdefault.jpg</text:span></text:a></text:p>
      <text:p text:style-name="P1"><text:a xlink:type="simple" xlink:href="https://i.ytimg.com/vi/cdo5ECj-AhQ/maxresdefault.jpg" text:style-name="Internet_20_link" text:visited-style-name="Visited_20_Internet_20_Link"><text:span text:style-name="T1">https://i.ytimg.com/vi/cdo5ECj-AhQ/maxresdefault.jpg</text:span></text:a></text:p>
      <text:p text:style-name="P1"><text:a xlink:type="simple" xlink:href="http://1.bp.blogspot.com/-4nW2NtIQUdI/UzrTkz7BroI/AAAAAAAAAIE/-B_gunRmk0w/s1600/20.jpg" text:style-name="Internet_20_link" text:visited-style-name="Visited_20_Internet_20_Link"><text:span text:style-name="T1">http://1.bp.blogspot.com/-4nW2NtIQUdI/UzrTkz7BroI/AAAAAAAAAIE/-B_gunRmk0w/s1600/20.jpg</text:span></text:a></text:p>
      <text:p text:style-name="P1"><text:a xlink:type="simple" xlink:href="https://encrypted-tbn0.gstatic.com/images?q=tbn:ANd9GcQ7nBCP9QEl-pJbsZIDZ-Xm4OhuH818RsE1wB1n8dptYy-NmgT4Cg" text:style-name="Internet_20_link" text:visited-style-name="Visited_20_Internet_20_Link"><text:span text:style-name="T1">https://encrypted-tbn0.gstatic.com/images?q=tbn:ANd9GcQ7nBCP9QEl-pJbsZIDZ-Xm4OhuH818RsE1wB1n8dptYy-NmgT4Cg</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dc:date>2017-11-13T00:24:44.128000000</dc:date>
    <meta:editing-duration>PT3H59M7S</meta:editing-duration>
    <meta:editing-cycles>1</meta:editing-cycles>
    <meta:document-statistic meta:table-count="0" meta:image-count="0" meta:object-count="0" meta:page-count="2" meta:paragraph-count="16" meta:word-count="816" meta:character-count="5921" meta:non-whitespace-character-count="5110"/>
  </office:meta>
</office:document-meta>
</file>